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print PHP Restaurant Day 1</text:p>
      <text:p text:style-name="Standard"/>
      <text:p text:style-name="Standard"/>
      <text:p text:style-name="Standard">Yasmina : en rdv</text:p>
      <text:list xml:id="list8096644693285477992" text:style-name="L1">
        <text:list-item>
          <text:p text:style-name="P1">S : Rattraper les infos d'hier</text:p>
        </text:list-item>
        <text:list-item>
          <text:p text:style-name="P1">E : -</text:p>
        </text:list-item>
        <text:list-item>
          <text:p text:style-name="P1">P : Possibilité d'ammélioration</text:p>
        </text:list-item>
        <text:list-item>
          <text:p text:style-name="P1">O : Explications de Florian.. pas toujours au top</text:p>
          <text:p text:style-name="P1"/>
        </text:list-item>
      </text:list>
      <text:p text:style-name="Standard"/>
      <text:p text:style-name="Standard">Félicien :</text:p>
      <text:list xml:id="list1147904568" text:continue-numbering="true" text:style-name="L1">
        <text:list-item>
          <text:p text:style-name="P1">S : Page login et fonctionnalités ok, pull request effectué sur GitHub</text:p>
        </text:list-item>
        <text:list-item>
          <text:p text:style-name="P1">E : - </text:p>
        </text:list-item>
        <text:list-item>
          <text:p text:style-name="P1">P : Commentaires à ajouter</text:p>
        </text:list-item>
        <text:list-item>
          <text:p text:style-name="P1">O : récupérer le CSV</text:p>
          <text:p text:style-name="P1"/>
        </text:list-item>
      </text:list>
      <text:p text:style-name="Standard"/>
      <text:p text:style-name="Standard">Idris :</text:p>
      <text:list xml:id="list1204115110" text:continue-numbering="true" text:style-name="L1">
        <text:list-item>
          <text:p text:style-name="P1">S : Flow Chart des utilisateurs OK</text:p>
        </text:list-item>
        <text:list-item>
          <text:p text:style-name="P1">E : No</text:p>
        </text:list-item>
        <text:list-item>
          <text:p text:style-name="P1">P : Le Flow Chart peut être embelli</text:p>
        </text:list-item>
        <text:list-item>
          <text:p text:style-name="P1">O : Manque de connaissance pour la version informatique</text:p>
        </text:list-item>
      </text:list>
      <text:p text:style-name="Standard"/>
      <text:p text:style-name="Standard"/>
      <text:p text:style-name="Standard">Florian :</text:p>
      <text:list xml:id="list1424692730" text:continue-numbering="true" text:style-name="L1">
        <text:list-item>
          <text:p text:style-name="P1">S : Formulaire de SignUP ok, </text:p>
        </text:list-item>
        <text:list-item>
          <text:p text:style-name="P1">E : Le fichier CSV est écrasé à chaque nouvelle entrée</text:p>
        </text:list-item>
        <text:list-item>
          <text:p text:style-name="P1">P : </text:p>
        </text:list-item>
        <text:list-item>
          <text:p text:style-name="P1">O : comprendre la fonction fputcsv et l'appliquer</text:p>
        </text:list-item>
      </text:list>
      <text:p text:style-name="Standard"/>
      <text:p text:style-name="Standard"/>
      <text:p text:style-name="Standard">Day 2 – Tâches et souhaits</text:p>
      <text:p text:style-name="Standard"/>
      <text:p text:style-name="Standard">Yasmina :</text:p>
      <text:p text:style-name="Standard">Idris </text:p>
      <text:p text:style-name="Standard">Félicien</text:p>
      <text:p text:style-name="Standard">Florian : Qu'on passe une excellente journée dans la joie et la bonne hume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size="9pt" style:font-size-asian="9pt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lo Andco</meta:initial-creator>
    <meta:creation-date>2023-03-28T11:00:20</meta:creation-date>
    <dc:date>2023-03-29T08:26:51</dc:date>
    <dc:creator>Flo Andco</dc:creator>
    <meta:editing-duration>PT5M2S</meta:editing-duration>
    <meta:editing-cycles>1</meta:editing-cycles>
    <meta:generator>OpenOffice/4.1.13$Unix OpenOffice.org_project/4113m1$Build-9810</meta:generator>
    <meta:document-statistic meta:table-count="0" meta:image-count="0" meta:object-count="0" meta:page-count="1" meta:paragraph-count="26" meta:word-count="156" meta:character-count="713"/>
  </office:meta>
</office:document-meta>
</file>